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e06f" officeooo:paragraph-rsid="000ee06f"/>
    </style:style>
    <style:style style:name="P2" style:family="paragraph" style:parent-style-name="Standard">
      <style:text-properties fo:font-weight="normal" officeooo:rsid="000ee06f" officeooo:paragraph-rsid="000ee06f" style:font-weight-asian="normal" style:font-weight-complex="normal"/>
    </style:style>
    <style:style style:name="P3" style:family="paragraph" style:parent-style-name="Standard">
      <style:text-properties fo:font-weight="normal" officeooo:rsid="000ee06f" officeooo:paragraph-rsid="0015328d" style:font-weight-asian="normal" style:font-weight-complex="normal"/>
    </style:style>
    <style:style style:name="P4" style:family="paragraph" style:parent-style-name="Standard">
      <style:text-properties fo:font-weight="normal" officeooo:rsid="0010920d" officeooo:paragraph-rsid="0010920d" style:font-weight-asian="normal" style:font-weight-complex="normal"/>
    </style:style>
    <style:style style:name="P5" style:family="paragraph" style:parent-style-name="Standard">
      <style:text-properties fo:font-weight="normal" officeooo:rsid="0010920d" officeooo:paragraph-rsid="0015328d" style:font-weight-asian="normal" style:font-weight-complex="normal"/>
    </style:style>
    <style:style style:name="P6" style:family="paragraph" style:parent-style-name="Standard">
      <style:text-properties fo:font-weight="normal" officeooo:rsid="0015328d" officeooo:paragraph-rsid="0015328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20d" style:font-weight-asian="bold" style:font-weight-complex="bold"/>
    </style:style>
    <style:style style:name="T3" style:family="text">
      <style:text-properties fo:font-weight="bold" officeooo:rsid="0014ebee" style:font-weight-asian="bold" style:font-weight-complex="bold"/>
    </style:style>
    <style:style style:name="T4" style:family="text">
      <style:text-properties fo:font-weight="bold" officeooo:rsid="0015328d" style:font-weight-asian="bold" style:font-weight-complex="bold"/>
    </style:style>
    <style:style style:name="T5" style:family="text">
      <style:text-properties officeooo:rsid="0010920d"/>
    </style:style>
    <style:style style:name="T6" style:family="text">
      <style:text-properties officeooo:rsid="0014ebee"/>
    </style:style>
    <style:style style:name="T7" style:family="text">
      <style:text-properties officeooo:rsid="0015328d"/>
    </style:style>
    <style:style style:name="T8" style:family="text">
      <style:text-properties officeooo:rsid="00181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t della password:</text:p>
      <text:p text:style-name="P1"/>
      <text:p text:style-name="P1">L’utente accede alla pagina di reset della password cliccando sul label password dimenticata, attivando così il metodo <text:span text:style-name="T1">redirectToResetPasswordFrame.</text:span></text:p>
      <text:p text:style-name="P2">Una volta avuto accesso alla pagina e dopo aver inserito l’e-mail, l’utente clicca sul pulsante per resettare l<text:span text:style-name="T8">a password</text:span> (<text:span text:style-name="T1">resetButton</text:span>).</text:p>
      <text:p text:style-name="P2">Questo triggera l’<text:span text:style-name="T1">ActionListener</text:span> per il button <text:span text:style-name="T1">resetButton</text:span> che va a controllare che l’e-mail inserita sia un’e-mail valida tramite l’utilizzo dei metodi della classe <text:span text:style-name="T1">Validation</text:span>.</text:p>
      <text:p text:style-name="P2">Se l’e-mail è valida, viene chiamato il metodo <text:span text:style-name="T1">resetPlayerPassword</text:span> a cui vengono passati come parametri attuali sia l’e-mail che un nuova istanza di <text:span text:style-name="T1">PlayerCredentialsImpl</text:span> con i metodi che il server andarà poi a chiamare in caso di successo o meno.</text:p>
      <text:p text:style-name="P2">Il metodo <text:span text:style-name="T1">resetPlayerPassword</text:span> creerà una nuova istanza della classe <text:span text:style-name="T1">PlayerThread</text:span> ed avvierà tale Thread chiamando il metodo start.</text:p>
      <text:p text:style-name="P2">A sua volta nel metodo run verrà eseguito il codice che, in base ai parametri passati precedentemente, si occuperà di verificare che l’account esista e di generare una password randomica che andrà a sostituire quella attuale.</text:p>
      <text:p text:style-name="P2">Infine, il server invierà un’e-mail, <text:span text:style-name="T5">medianta alla classe </text:span><text:span text:style-name="T2">JavaMail</text:span><text:span text:style-name="T5">, </text:span>all’indirizzo di posta elettronica associato a quell’account avendo come contenuto la nuova e-mail settata per permettere all’utente di potersi loggare.</text:p>
      <text:p text:style-name="P4">Infine l’utente verrà rimandato alla schermata di login.</text:p>
      <text:p text:style-name="P4">Nel caso in cui, invece, l’e-mail inserita non fosse corretta, verrà mostrato un alert indicando il problema relativ<text:span text:style-name="T7">o</text:span> all’errore avvenuto.</text:p>
      <text:p text:style-name="P4"/>
      <text:p text:style-name="P4"/>
      <text:p text:style-name="P4">Codice di conferma (in fase di registrazione) :</text:p>
      <text:p text:style-name="P4"/>
      <text:p text:style-name="P3">L’utente accede alla pagina <text:span text:style-name="T5">di inserimento del codice di conferma, dopo aver inserito ed inviato i dati del proprio account al server durante la fase di registrazione. La transizione nella pagina di inserimento del codice di conferma avviene tramite il metodo </text:span><text:span text:style-name="T1">redirect</text:span><text:span text:style-name="T2">ConfirmCode</text:span><text:span text:style-name="T1">Frame</text:span>. <text:span text:style-name="T6">Una volta che l’utente che ha inserito il codice di conferma e cliccato sul pulsante per inviare il codice di conferma (</text:span><text:span text:style-name="T3">confirmButton</text:span><text:span text:style-name="T6">), verrà verificato che il codice inserito non sia una stringa vuota. Nel caso questa condizione venga rispettata, verrà chiamato il metodo remoto </text:span><text:span text:style-name="T3">confirmPlayerAccount</text:span><text:span text:style-name="T6">. Tale metodo </text:span>creerà una nuova istanza della classe <text:span text:style-name="T1">PlayerThread</text:span> ed avvierà tale Thread chiamando il metodo <text:span text:style-name="T1">start</text:span>.</text:p>
      <text:p text:style-name="P3">A sua volta nel metodo run verrà eseguito il codice che, in base ai parametri passati precedentemente, si occuperà di verificare che <text:span text:style-name="T7">il codice inserito esista nella tabella, successivamente eliminarlo e settare il campo </text:span><text:span text:style-name="T4">is_confirmed</text:span><text:span text:style-name="T7"> nel DB a true.</text:span></text:p>
      <text:p text:style-name="P6">Infine lato client verrà mostrato un alert con un messaggio per avvisare del completamento dell’operazione con successo e si verrà reindirizzati alla pagina di Home tramite il metodo <text:span text:style-name="T1">redirectToHomeFrame</text:span>.</text:p>
      <text:p text:style-name="P5">Nel caso in cui, invece, <text:span text:style-name="T7">il codice</text:span> inserit<text:span text:style-name="T7">o</text:span> non fosse corrett<text:span text:style-name="T7">o</text:span>, verrà mostrato un alert indicando il problema relativ<text:span text:style-name="T7">o</text:span> all’errore avvenu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2:29:11.591944613</meta:creation-date>
    <dc:date>2021-02-10T02:05:57.230774770</dc:date>
    <meta:editing-duration>PT56S</meta:editing-duration>
    <meta:editing-cycles>2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15" meta:word-count="417" meta:character-count="2834" meta:non-whitespace-character-count="2432"/>
  </office:meta>
</office:document-meta>
</file>